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text-properties style:font-name="Courier New"/>
    </style:style>
    <style:style style:name="T16" style:family="text">
      <style:text-properties fo:font-weight="bold"/>
    </style:style>
    <style:style style:name="T17" style:family="text">
      <style:text-properties fo:font-weight="normal" style:font-weight-asian="normal" style:font-weight-complex="normal"/>
    </style:style>
    <style:style style:name="T18" style:family="text">
      <style:text-properties style:font-name="Courier New" fo:font-weight="normal" style:font-weight-asian="normal" style:font-weight-complex="normal"/>
    </style:style>
    <style:style style:name="T19" style:family="text">
      <style:text-properties fo:font-size="10.5pt" style:font-size-asian="10.5pt" style:font-size-complex="10.5pt"/>
    </style:style>
    <style:style style:name="T20" style:family="text" style:parent-style-name="Code">
      <style:text-properties fo:font-size="10.5pt" style:font-size-asian="10.5pt" style:font-size-complex="10.5pt"/>
    </style:style>
    <style:style style:name="T21" style:family="text">
      <style:text-properties style:font-name="Verdana1"/>
    </style:style>
    <style:style style:name="T22" style:family="text">
      <style:text-properties fo:font-style="normal" style:font-style-asian="normal" style:font-style-complex="normal"/>
    </style:style>
    <style:style style:name="T23" style:family="text" style:parent-style-name="Code">
      <style:text-properties style:font-name="Courier New2"/>
    </style:style>
    <style:style style:name="T24" style:family="text" style:parent-style-name="Code">
      <style:text-properties style:font-name="Courier New2" fo:font-size="10.5pt" style:font-size-asian="10.5pt" style:font-size-complex="10.5pt"/>
    </style:style>
    <style:style style:name="T25" style:family="text">
      <style:text-properties fo:font-weight="bold" style:font-weight-asian="bold" style:font-weight-complex="bold"/>
    </style:style>
    <style:style style:name="T26" style:family="text" style:parent-style-name="Code">
      <style:text-properties fo:font-size="10.5pt" fo:font-weight="normal" style:font-size-asian="10.5pt" style:font-weight-asian="normal" style:font-size-complex="10.5pt" style:font-weight-complex="normal"/>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style:font-name="Courier New" fo:font-size="10.5pt" fo:font-weight="normal" style:font-size-asian="10.5pt" style:font-weight-asian="normal" style:font-size-complex="10.5pt" style:font-weight-complex="normal"/>
    </style:style>
    <style:style style:name="T29"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Lastly, if you also need to enable JPEG2000 support by means of MrSID library, you need to add the following line:</text:p>
      <text:p text:style-name="Standard"><text:span text:style-name="T12">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5">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16">imageio-ext</text:span> project from Java.net SVN. To do this, you need to create a <text:span text:style-name="T15">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text:h>
      <text:p text:style-name="Standard"><text:span text:style-name="T17">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8">-Pwindowsdeploy</text:span><text:span text:style-name="T17"> instead of </text:span><text:span text:style-name="T18">-Pwindows</text:span><text:span text:style-name="T17"> in the following instructions.</text:span></text:p>
      <text:h text:style-name="P19"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15">-Pwindowsdeploy</text:span> instead of <text:span text:style-name="T15">-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T20">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T12">imageio-ext\trunk\plugin\gdalkakadujp2 </text:span><text:span text:style-name="T19">and run the same command.</text:span></text:p>
      <text:p text:style-name="P20"/>
      <text:p text:style-name="Standard"><text:span text:style-name="T19">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1">M2_REPO</text:span> variable has been defined.<text:line-break/>To define it, click on “<text:span text:style-name="T2">Add Variable”-&gt;“Configure Variables...”-&gt;“New...” </text:span><text:span text:style-name="T22">Set </text:span>“<text:span text:style-name="T21">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5"> </text:span><text:span text:style-name="T23">/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5">KDU_GLIBS = -static -static-libgcc</text:span></text:p>
      <text:p text:style-name="Text_20_body">Then run make: <text:span text:style-name="T15">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5">apps/make</text:span> and modify the <text:span text:style-name="T15">Makefile-Linux-x86-gcc</text:span> file as follow:</text:p>
      <text:p text:style-name="Text_20_body">Enable the static build by setting <text:span text:style-name="T15">KDU_GLIBS = -static -static-libgcc</text:span></text:p>
      <text:p text:style-name="Text_20_body">Set <text:span text:style-name="Code">LIB_SRC</text:span> as follow: <text:span text:style-name="T15">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4">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Text_20_body">Be sure you properly set the <text:span text:style-name="T5">GDAL_DATA</text:span> environment variable. This need to be set with your <text:span text:style-name="T15">GDAL/DATA</text:span> location in order to properly evaluate EPSG codes.</text:p>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5">NOTE</text:span>: During the future build process (4.7.3) a similar error could occur:</text:p>
      <text:p text:style-name="P15"><text:span text:style-name="T26">/......./include/base/lti_sceneBuffer.h:356: </text:span><text:span text:style-name="T12"><text:line-break/>error: extra qualification 'LizardTech::LTISceneBuffer::' on member </text:span></text:p>
      <text:p text:style-name="Standard"><text:span text:style-name="T19">You need to fix the issue in the </text:span><text:span text:style-name="T27">header </text:span><text:span text:style-name="T5">MRSID_FOLDER/include/</text:span><text:span text:style-name="T28">base/lti_sceneBuffer.h</text:span><text:span text:style-name="T19"> by simply removing the extra qualification from the </text:span><text:span text:style-name="T5">inWindow</text:span><text:span text:style-name="T19"> declaration. Line 356 should look <text:line-break/>like this: </text:span><text:span text:style-name="T5">bool inWindow(lt_uint32 x, lt_uint32 y) const; </text:span><text:span text:style-name="T19"><text:line-break/>Then repeat build process as suggested in 4.7.3.</text:span></text:p>
      <text:p text:style-name="Standard"/>
      <text:h text:style-name="Heading_20_4" text:outline-level="4">4.7.3 – GDAL Building</text:h>
      <text:p text:style-name="Standard"><text:span text:style-name="T19">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19">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6">imageio-ext</text:span> project from Java.net SVN. Enter the folder where you want to download ImageI/O-EXT and run: </text:p>
      <text:p text:style-name="Standard"><text:span text:style-name="T29">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T20">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T12">imageio-ext/trunk/plugin/gdalkakadujp2 </text:span><text:span text:style-name="T19">and run the same command.</text:span></text:p>
      <text:p text:style-name="P20"/>
      <text:p text:style-name="Standard"><text:span text:style-name="T19">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1">M2_REPO</text:span> variable has been defined.<text:line-break/>To define it, click on “<text:span text:style-name="T2">Add Variable”-&gt;“Configure Variables...”-&gt;“New...” </text:span><text:span text:style-name="T22">Set </text:span>“<text:span text:style-name="T21">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6</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24T14:48:20</dc:date>
    <meta:print-date>2007-08-14T13:10:15</meta:print-date>
    <dc:language>it-IT</dc:language>
    <meta:editing-cycles>150</meta:editing-cycles>
    <meta:editing-duration>P3DT17H0M51S</meta:editing-duration>
    <meta:user-defined meta:name="Info 1"/>
    <meta:user-defined meta:name="Info 2"/>
    <meta:user-defined meta:name="Info 3"/>
    <meta:user-defined meta:name="Info 4"/>
    <meta:document-statistic meta:table-count="1" meta:image-count="5" meta:object-count="0" meta:page-count="16" meta:paragraph-count="277" meta:word-count="4756" meta:character-count="29219"/>
  </office:meta>
</office:document-meta>
</file>